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reading phenomena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</text:span><text:span text:style-name="T3">Crowds, and Markets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7"><text:span text:style-name="T3">Carlos Castillo, Wei Chen, Laks V. S. </text:span><text:span text:style-name="T3">Lakshmanan (2012): Information and Influence </text:span><text:span text:style-name="T3">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5" draw:text-style-name="P9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6" draw:text-style-name="P10" draw:layer="layout" svg:width="24.426cm" svg:height="1.777cm" svg:x="1.886cm" svg:y="7.311cm" svg:viewBox="0 0 24427 1778" draw:points="12215,1778 0,1778 0,0 24427,0 24427,1778">
            <text:p/>
          </draw:polygon>
          <draw:path draw:style-name="gr7" draw:text-style-name="P11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7" draw:text-style-name="P11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7" draw:text-style-name="P11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7" draw:text-style-name="P11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7" draw:text-style-name="P11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7" draw:text-style-name="P11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7" draw:text-style-name="P11" draw:layer="layout" svg:width="0.472cm" svg:height="0.104cm" svg:x="7.642cm" svg:y="8.208cm" svg:viewBox="0 0 473 105" draw:points="473,105 473,0 0,0 0,105">
            <text:p/>
          </draw:polygon>
          <draw:path draw:style-name="gr7" draw:text-style-name="P11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7" draw:text-style-name="P11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7" draw:text-style-name="P11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7" draw:text-style-name="P11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7" draw:text-style-name="P11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7" draw:text-style-name="P11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7" draw:text-style-name="P11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7" draw:text-style-name="P11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7" draw:text-style-name="P11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7" draw:text-style-name="P11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7" draw:text-style-name="P11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7" draw:text-style-name="P11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7" draw:text-style-name="P11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7" draw:text-style-name="P11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7" draw:text-style-name="P11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7" draw:text-style-name="P11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7" draw:text-style-name="P11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7" draw:text-style-name="P11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7" draw:text-style-name="P11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7" draw:text-style-name="P11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7" draw:text-style-name="P11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6" draw:text-style-name="P10" draw:layer="layout" svg:width="11.143cm" svg:height="2.326cm" svg:x="15.24cm" svg:y="12.446cm" svg:viewBox="0 0 11144 2327" draw:points="5573,2327 0,2327 0,0 11144,0 11144,2327">
            <text:p/>
          </draw:polygon>
          <draw:path draw:style-name="gr7" draw:text-style-name="P11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4cm" svg:x="16.595cm" svg:y="13.111cm" svg:viewBox="0 0 137 985" draw:points="137,985 137,947 40,947 40,40 137,40 137,0 0,0 0,985">
            <text:p/>
          </draw:polygon>
          <draw:path draw:style-name="gr7" draw:text-style-name="P11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7" draw:text-style-name="P11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7" draw:text-style-name="P11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7" draw:text-style-name="P11" draw:layer="layout" svg:width="0.136cm" svg:height="0.984cm" svg:x="18.582cm" svg:y="13.111cm" svg:viewBox="0 0 137 985" draw:points="137,0 0,0 0,40 96,40 96,947 0,947 0,985 137,985">
            <text:p/>
          </draw:polygon>
          <draw:path draw:style-name="gr7" draw:text-style-name="P11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4cm" svg:x="21.62cm" svg:y="12.446cm" svg:viewBox="0 0 137 985" draw:points="137,985 137,947 40,947 40,40 137,40 137,0 0,0 0,985">
            <text:p/>
          </draw:polygon>
          <draw:path draw:style-name="gr7" draw:text-style-name="P11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7" draw:text-style-name="P11" draw:layer="layout" svg:width="0.136cm" svg:height="0.984cm" svg:x="22.536cm" svg:y="12.446cm" svg:viewBox="0 0 137 985" draw:points="137,0 0,0 0,40 96,40 96,947 0,947 0,985 137,985">
            <text:p/>
          </draw:polygon>
          <draw:path draw:style-name="gr7" draw:text-style-name="P11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4cm" svg:x="24.144cm" svg:y="12.446cm" svg:viewBox="0 0 137 985" draw:points="137,985 137,947 40,947 40,40 137,40 137,0 0,0 0,985">
            <text:p/>
          </draw:polygon>
          <draw:path draw:style-name="gr7" draw:text-style-name="P11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7" draw:text-style-name="P11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7" draw:text-style-name="P11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7" draw:text-style-name="P11" draw:layer="layout" svg:width="0.136cm" svg:height="0.984cm" svg:x="26.131cm" svg:y="12.446cm" svg:viewBox="0 0 137 985" draw:points="137,0 0,0 0,40 96,40 96,947 0,947 0,985 137,985">
            <text:p/>
          </draw:polygon>
          <draw:polygon draw:style-name="gr7" draw:text-style-name="P11" draw:layer="layout" svg:width="6.119cm" svg:height="0.042cm" svg:x="20.264cm" svg:y="13.584cm" svg:viewBox="0 0 6120 43" draw:points="3060,43 0,43 0,0 6120,0 6120,43">
            <text:p/>
          </draw:polygon>
          <draw:path draw:style-name="gr7" draw:text-style-name="P11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7" draw:text-style-name="P11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7" draw:text-style-name="P11" draw:layer="layout" svg:width="0.136cm" svg:height="0.984cm" svg:x="23.387cm" svg:y="13.788cm" svg:viewBox="0 0 137 985" draw:points="137,985 137,947 40,947 40,40 137,40 137,0 0,0 0,985">
            <text:p/>
          </draw:polygon>
          <draw:path draw:style-name="gr7" draw:text-style-name="P11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7" draw:text-style-name="P11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6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6" draw:text-style-name="P10" draw:layer="layout" svg:width="23.574cm" svg:height="6.185cm" svg:x="3.203cm" svg:y="5.234cm" svg:viewBox="0 0 23575 6186" draw:points="11787,6186 0,6186 0,0 23575,0 23575,6186">
            <text:p/>
          </draw:polygon>
          <draw:path draw:style-name="gr7" draw:text-style-name="P11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7" draw:text-style-name="P11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7" draw:text-style-name="P11" draw:layer="layout" svg:width="0.1cm" svg:height="0.729cm" svg:x="4.207cm" svg:y="5.727cm" svg:viewBox="0 0 101 730" draw:points="101,730 101,702 30,702 30,30 101,30 101,0 0,0 0,730">
            <text:p/>
          </draw:polygon>
          <draw:path draw:style-name="gr7" draw:text-style-name="P11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7" draw:text-style-name="P11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7" draw:text-style-name="P11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7" draw:text-style-name="P11" draw:layer="layout" svg:width="0.193cm" svg:height="0.042cm" svg:x="5.569cm" svg:y="6.095cm" svg:viewBox="0 0 194 43" draw:points="194,43 194,0 0,0 0,43">
            <text:p/>
          </draw:polygon>
          <draw:path draw:style-name="gr7" draw:text-style-name="P11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7" draw:text-style-name="P11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7" draw:text-style-name="P11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7" draw:text-style-name="P11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7" draw:text-style-name="P11" draw:layer="layout" svg:width="0.1cm" svg:height="0.729cm" svg:x="11.94cm" svg:y="5.727cm" svg:viewBox="0 0 101 730" draw:points="101,0 0,0 0,30 71,30 71,702 0,702 0,730 101,730">
            <text:p/>
          </draw:polygon>
          <draw:path draw:style-name="gr7" draw:text-style-name="P11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7" draw:text-style-name="P11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7" draw:text-style-name="P11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7" draw:text-style-name="P11" draw:layer="layout" svg:width="0.1cm" svg:height="0.729cm" svg:x="14.191cm" svg:y="5.234cm" svg:viewBox="0 0 101 730" draw:points="101,730 101,702 30,702 30,30 101,30 101,0 0,0 0,730">
            <text:p/>
          </draw:polygon>
          <draw:path draw:style-name="gr7" draw:text-style-name="P11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7" draw:text-style-name="P11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7" draw:text-style-name="P11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7" draw:text-style-name="P11" draw:layer="layout" svg:width="0.193cm" svg:height="0.042cm" svg:x="15.551cm" svg:y="5.602cm" svg:viewBox="0 0 194 43" draw:points="194,43 194,0 0,0 0,43">
            <text:p/>
          </draw:polygon>
          <draw:path draw:style-name="gr7" draw:text-style-name="P11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7" draw:text-style-name="P11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7" draw:text-style-name="P11" draw:layer="layout" svg:width="0.1cm" svg:height="0.729cm" svg:x="17.139cm" svg:y="5.234cm" svg:viewBox="0 0 101 730" draw:points="101,0 0,0 0,30 71,30 71,702 0,702 0,730 101,730">
            <text:p/>
          </draw:polygon>
          <draw:path draw:style-name="gr7" draw:text-style-name="P11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7" draw:text-style-name="P11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7" draw:text-style-name="P11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7" draw:text-style-name="P11" draw:layer="layout" svg:width="0.1cm" svg:height="0.729cm" svg:x="18.858cm" svg:y="5.234cm" svg:viewBox="0 0 101 730" draw:points="101,730 101,702 30,702 30,30 101,30 101,0 0,0 0,730">
            <text:p/>
          </draw:polygon>
          <draw:path draw:style-name="gr7" draw:text-style-name="P11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7" draw:text-style-name="P11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7" draw:text-style-name="P11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7" draw:text-style-name="P11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7" draw:text-style-name="P11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7" draw:text-style-name="P11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7" draw:text-style-name="P11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7" draw:text-style-name="P11" draw:layer="layout" svg:width="0.193cm" svg:height="0.042cm" svg:x="25.002cm" svg:y="5.602cm" svg:viewBox="0 0 194 43" draw:points="194,43 194,0 0,0 0,43">
            <text:p/>
          </draw:polygon>
          <draw:path draw:style-name="gr7" draw:text-style-name="P11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7" draw:text-style-name="P11" draw:layer="layout" svg:width="0.1cm" svg:height="0.729cm" svg:x="26.589cm" svg:y="5.234cm" svg:viewBox="0 0 101 730" draw:points="101,0 0,0 0,30 71,30 71,702 0,702 0,730 101,730">
            <text:p/>
          </draw:polygon>
          <draw:polygon draw:style-name="gr7" draw:text-style-name="P11" draw:layer="layout" svg:width="13.59cm" svg:height="0.031cm" svg:x="13.187cm" svg:y="6.077cm" svg:viewBox="0 0 13591 32" draw:points="6796,32 0,32 0,0 13591,0 13591,32">
            <text:p/>
          </draw:polygon>
          <draw:path draw:style-name="gr7" draw:text-style-name="P11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7" draw:text-style-name="P11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7" draw:text-style-name="P11" draw:layer="layout" svg:width="0.1cm" svg:height="0.729cm" svg:x="18.155cm" svg:y="6.228cm" svg:viewBox="0 0 101 730" draw:points="101,730 101,702 30,702 30,30 101,30 101,0 0,0 0,730">
            <text:p/>
          </draw:polygon>
          <draw:path draw:style-name="gr7" draw:text-style-name="P11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7" draw:text-style-name="P11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7" draw:text-style-name="P11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7" draw:text-style-name="P11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7" draw:text-style-name="P11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7" draw:text-style-name="P11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7" draw:text-style-name="P11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7" draw:text-style-name="P11" draw:layer="layout" svg:width="0.1cm" svg:height="0.729cm" svg:x="22.624cm" svg:y="6.228cm" svg:viewBox="0 0 101 730" draw:points="101,0 0,0 0,30 71,30 71,702 0,702 0,730 101,730">
            <text:p/>
          </draw:polygon>
          <draw:path draw:style-name="gr7" draw:text-style-name="P11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7" draw:text-style-name="P11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5.441cm" svg:y="7.667cm" svg:viewBox="0 0 292 32" draw:points="146,32 0,32 0,0 292,0 292,32">
            <text:p/>
          </draw:polygon>
          <draw:path draw:style-name="gr7" draw:text-style-name="P11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7" draw:text-style-name="P11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7" draw:text-style-name="P11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7" draw:text-style-name="P11" draw:layer="layout" svg:width="0.291cm" svg:height="0.031cm" svg:x="16.434cm" svg:y="7.667cm" svg:viewBox="0 0 292 32" draw:points="146,32 0,32 0,0 292,0 292,32">
            <text:p/>
          </draw:polygon>
          <draw:path draw:style-name="gr7" draw:text-style-name="P11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7" draw:text-style-name="P11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7" draw:text-style-name="P11" draw:layer="layout" svg:width="0.291cm" svg:height="0.031cm" svg:x="17.425cm" svg:y="7.667cm" svg:viewBox="0 0 292 32" draw:points="146,32 0,32 0,0 292,0 292,32">
            <text:p/>
          </draw:polygon>
          <draw:path draw:style-name="gr7" draw:text-style-name="P11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7" draw:text-style-name="P11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8.418cm" svg:y="7.667cm" svg:viewBox="0 0 292 32" draw:points="146,32 0,32 0,0 292,0 292,32">
            <text:p/>
          </draw:polygon>
          <draw:path draw:style-name="gr7" draw:text-style-name="P11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7" draw:text-style-name="P11" draw:layer="layout" svg:width="7.778cm" svg:height="0.031cm" svg:x="13.187cm" svg:y="8.203cm" svg:viewBox="0 0 7779 32" draw:points="3890,32 0,32 0,0 7779,0 7779,32">
            <text:p/>
          </draw:polygon>
          <draw:path draw:style-name="gr7" draw:text-style-name="P11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3.273cm" svg:y="8.739cm" svg:viewBox="0 0 292 32" draw:points="146,32 0,32 0,0 292,0 292,32">
            <text:p/>
          </draw:polygon>
          <draw:path draw:style-name="gr7" draw:text-style-name="P11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7" draw:text-style-name="P11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7" draw:text-style-name="P11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7" draw:text-style-name="P11" draw:layer="layout" svg:width="0.291cm" svg:height="0.031cm" svg:x="14.266cm" svg:y="8.739cm" svg:viewBox="0 0 292 32" draw:points="146,32 0,32 0,0 292,0 292,32">
            <text:p/>
          </draw:polygon>
          <draw:path draw:style-name="gr7" draw:text-style-name="P11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7" draw:text-style-name="P11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7" draw:text-style-name="P11" draw:layer="layout" svg:width="0.291cm" svg:height="0.031cm" svg:x="15.259cm" svg:y="8.739cm" svg:viewBox="0 0 292 32" draw:points="146,32 0,32 0,0 292,0 292,32">
            <text:p/>
          </draw:polygon>
          <draw:path draw:style-name="gr7" draw:text-style-name="P11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7" draw:text-style-name="P11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6.251cm" svg:y="8.739cm" svg:viewBox="0 0 292 32" draw:points="146,32 0,32 0,0 292,0 292,32">
            <text:p/>
          </draw:polygon>
          <draw:path draw:style-name="gr7" draw:text-style-name="P11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7" draw:text-style-name="P11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7" draw:text-style-name="P11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7.608cm" svg:y="8.739cm" svg:viewBox="0 0 292 32" draw:points="146,32 0,32 0,0 292,0 292,32">
            <text:p/>
          </draw:polygon>
          <draw:path draw:style-name="gr7" draw:text-style-name="P11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7" draw:text-style-name="P11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7" draw:text-style-name="P11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8.6cm" svg:y="8.739cm" svg:viewBox="0 0 292 32" draw:points="146,32 0,32 0,0 292,0 292,32">
            <text:p/>
          </draw:polygon>
          <draw:path draw:style-name="gr7" draw:text-style-name="P11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7" draw:text-style-name="P11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9.593cm" svg:y="8.739cm" svg:viewBox="0 0 292 32" draw:points="146,32 0,32 0,0 292,0 292,32">
            <text:p/>
          </draw:polygon>
          <draw:path draw:style-name="gr7" draw:text-style-name="P11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7" draw:text-style-name="P11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7" draw:text-style-name="P11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7" draw:text-style-name="P11" draw:layer="layout" svg:width="0.291cm" svg:height="0.031cm" svg:x="20.586cm" svg:y="8.739cm" svg:viewBox="0 0 292 32" draw:points="146,32 0,32 0,0 292,0 292,32">
            <text:p/>
          </draw:polygon>
          <draw:path draw:style-name="gr7" draw:text-style-name="P11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7" draw:text-style-name="P11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7" draw:text-style-name="P11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3.273cm" svg:y="9.898cm" svg:viewBox="0 0 292 32" draw:points="146,32 0,32 0,0 292,0 292,32">
            <text:p/>
          </draw:polygon>
          <draw:path draw:style-name="gr7" draw:text-style-name="P11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7" draw:text-style-name="P11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7" draw:text-style-name="P11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7" draw:text-style-name="P11" draw:layer="layout" svg:width="0.582cm" svg:height="0.031cm" svg:x="14.266cm" svg:y="9.898cm" svg:viewBox="0 0 583 32" draw:points="292,32 0,32 0,0 583,0 583,32">
            <text:p/>
          </draw:polygon>
          <draw:path draw:style-name="gr7" draw:text-style-name="P11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7" draw:text-style-name="P11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7" draw:text-style-name="P11" draw:layer="layout" svg:width="1.75cm" svg:height="0.031cm" svg:x="13.187cm" svg:y="10.434cm" svg:viewBox="0 0 1751 32" draw:points="875,32 0,32 0,0 1751,0 1751,32">
            <text:p/>
          </draw:polygon>
          <draw:path draw:style-name="gr7" draw:text-style-name="P11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7" draw:text-style-name="P11" draw:layer="layout" svg:width="0.291cm" svg:height="0.031cm" svg:x="13.916cm" svg:y="10.97cm" svg:viewBox="0 0 292 32" draw:points="146,32 0,32 0,0 292,0 292,32">
            <text:p/>
          </draw:polygon>
          <draw:path draw:style-name="gr7" draw:text-style-name="P11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7" draw:text-style-name="P11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7" draw:text-style-name="P11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7" draw:text-style-name="P11" draw:layer="layout" svg:width="0.366cm" svg:height="0.031cm" svg:x="16.082cm" svg:y="10.434cm" svg:viewBox="0 0 367 32" draw:points="183,32 0,32 0,0 367,0 367,32">
            <text:p/>
          </draw:polygon>
          <draw:path draw:style-name="gr7" draw:text-style-name="P11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8T17:47:46.424241117</dc:date>
    <meta:editing-duration>PT6H53M17S</meta:editing-duration>
    <meta:editing-cycles>81</meta:editing-cycles>
    <meta:generator>LibreOffice/6.0.3.2$Linux_X86_64 LibreOffice_project/00m0$Build-2</meta:generator>
    <dc:creator>Carlos Castillo</dc:creator>
    <meta:document-statistic meta:object-count="263"/>
  </office:meta>
</office:document-meta>
</file>

<file path=Object 1/content.xml><?xml version="1.0" encoding="utf-8"?>
<math xmlns="http://www.w3.org/1998/Math/MathML" display="block"/>
</file>